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T1" style:family="text">
      <style:text-properties fo:color="#0000ff" style:text-underline-style="solid" style:text-underline-width="auto" style:text-underline-color="font-color"/>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zez lata oglądania filmowych adaptacji komiksów mieliśmy wiele mniej lub bardziej udanych produkcji. Scenarzyści i reżyserzy nieraz pokazali, że potrafią nakręcić obraz, który spełnia oczekiwania widza, jak i sporo też było koszmarów zasługujących na obóz zagłady. </text:p>
      <text:p text:style-name="P1">Jednak tu mamy dwie ikoniczne postacie z uniwersum DC. Postacie, których nikomu nie trzeba przedstawiać, postacie, które każdy zna, kojarzy, kocha lub nienawidzi. Chcemy czy też nie, są one częścią naszej świadomości, niezależnie od wieku. Batman i Superman. Człowiek Ze Stali i Mroczny Rycerz. I jak tych dwóch osobników umieścić na dużym ekranie? Ano zaraz się dowiemy. </text:p>
      <text:p text:style-name="P1">Osobiście należę go grona ludzi, którzy lubią film „Man of Steel”, przynajmniej od strony technicznej. Bo tak naprawdę to w nim po raz pierwszy widzimy prawdziwą potęgę Supermana. Szybkość, siłę, latanie, laserowy wzrok… widać, że to niemal bóg. Moje osobiste zdanie, czy nazywać go bogiem, czy nie jest inne, ale to zachowam dla siebie. W każdym razie, kończąc ten wstęp długi jak reklamy w TVN, przejdźmy do sedna.</text:p>
      <text:p text:style-name="P1">Sama fabuła filmu skupia się mocno na przedstawieniu postaci Batmana. Na szczęście Ben Affleck rewelacyjnie wypadł w tej roli, miejscami przebijając Nolana. Tu Nietoperz działa od 20 lat, zwalczając przestępców w Gotham, dodatkowo film podsyła nam sugestie, co mogło się dziać przez tamten czas – na pewno miał styczność z Jokerem czy innymi swoimi przeciwnikami. <text:s/>Widać, że inspiracją był komiks „Return of the Dark Knight”, tę postać ogląda się przyjemnie zarówno jako Bruce’a, jak i Batmana. Zmęczony życiem, ale jednak aktywny i ciągle działający Batman wypadł rewelacyjnie. <text:s/>W każdym razie – świat jest podzielony, część ludzi boi się Supermana, część go uwielbia. <text:s/>Kiedy zostaje odkryty kryptonit, Lex Luthor postanawia pozbyć się Supermana, doprowadzając do ciągu zdarzeń i nastawia dwóch herosów przeciwko sobie. Jednak nie wszystko jest takie, jakie się wydaje na początku.</text:p>
      <text:p text:style-name="P1">Odnośnie Supermana… cóż, jemu niestety brakowało jakby empatii. Niby chce dobrze, niby jest traktowany jak zbawca przez większość ludzi, ale czegoś mu brakuje. A wręcz w niektórych momentach razi swoim idiotyzmem i głupotą. Lipa. Jednym z najbardziej wnerwiających postaci jest Lex Luthor i jego zachowanie. Koleś nie dość że jest wg. mnie za młody do roli największego wroga Supermana, to jeszcze ma tiki nerwowe, zaburzenia psychiczne i strasznie głupie zachowania, sugerujące osobę stale będącą pod wpływem mefedronu, LSD, kokainy i crocodilo. Ok, rozumiem własną interpretację postaci przez aktora, ale to jest strasznie wkurzające. <text:s/>Zostając jeszcze przy aktorach – tu nie mam większych zastrzeżeń. Doświadczony Jeremy Irons czy piękna Gal Gadot jako Wonder Woman dobrze odegrali swoje postacie. <text:s/>O nich nie mogę powiedzieć złego słowa. </text:p>
      <text:p text:style-name="P1">Wielu moich znajomych uważa, że było tu więcej eksplozji niż w typowym filmie Michaela Baya. Ok, jest rozpierducha, wybuchy i eksplozje wylewają się z ekranu hektolitrami. Ale wiecie co? To akurat dobrze wygląda. Np. pościg Batmana za ładunkiem kryptonitu czy finałowa bitwa w Gotham, to w końcu na to czekaliśmy prawie dwa lata. Zaś tytułowy pojedynek pomiędzy Batmanem a Supermanem to najlepsza scena akcji w filmie. Tu Mroczny Rycerz po raz kolejny udowadnia, że jest w stanie skopać dupsko każdemu przeciwnikowi. Dokładnie przygotowuje się do walki, bezlitośnie wykorzystuje każdą przewagę nad przeciwnikiem i omal naprawdę nie zabija Supermana. Ten drugi zaś nie powiem, naprawdę dobrze walczy, ale jednak Batman jest moim faworytem. </text:p>
      <text:p text:style-name="P1">Jako że ten film jest fundamentem do swoistego DC Cinematic Universe, to dostaliśmy też wzmianki o innych herosach, metaludziach. Ponoć od dawna żyją wśród nas, jak choćby taka Wonder Woman… <text:soft-page-break/>tyle że może filmie łaskawie wytłumaczysz, skąd oni się, do pierona jasnego, wzięli?! Czy ten film ma jakieś powiązania z serialowym Flashem, Arrowem czy DC Legends?! Co z tego, że widzimy Aquamana, Cyborga, Wonder Woman czy pojawiające się znikąd cameo Flasha (ciekawe, które to wcielenie, bo tego też film nie wyjaśnia). Wiadomo, że istnieją. Tylko skąd? Oj, filmie, ja nie lubię, jak się mnie robi w ciula. Inni widzowie zresztą też. Przymijmy więc, że seriale DC to odrębne uniwersum całkowicie niezwiązane z filmowym, co jednak nie zmienia faktu, że scenarzyści i reżyser puścił nas w trąbę. </text:p>
      <text:p text:style-name="P1">Więc co dokładnie jest nie tak z tym… obrazem? To, że próbowano w niego wcisnąć ZA DUŻO naraz. Mamy Batmana, mamy Supermana, Wonder Woman, plus wiadomo kogo u badassów. I tyle powinno wystarczyć. Dodano tu jednak masę wątków, które nie wnoszą kompletnie nic, tak mącą ci w głowie, że nie wiesz, co się dzieje, nagłe przeskoki ze sceny na scenę – to wszystko naprawdę psuje radochę z oglądania tego filmu. Kurde, dwie ikony komiksów, najlepsi z najlepszych wypadają tu po prostu blado. Nawet Batman nie ratuje tego filmu, a szkoda, bo Afleck serio sprawdził się w tej roli mimo wielu głosów sprzeciwu. I o ile DC robi świetne seriale i filmy animowane, to niestety <text:s/>Marvel ma zdecydowanie lepsze i bardziej dopracowane filmowe uniwersum w każdym wątku i aspekcie. Tam każdy bohater jest po prostu sobą, nie robi się z tych filmów mrocznej epopei, jak w BvS. Marvel budował swoje uniwersum latami, a DC choćby się zesrało na rzadko, to teraz tego nie dogoni. Przykład macie z tego filmu. Ale dobra, pomyje, które wylałem na ten film, już mi się skończyły. <text:s/>Czy film jest dnem? No nie, bo mimo wszystko z kina wyszedłem z przekonaniem, że te 20 zł za bilet nie były pieniędzmi straconymi. Teraz tylko czekać na mój powrót z „Civil War” i to uczucie uświadomienia, jak film Marvela dosłownie rozwalcował „superprodukcję” Snydera jak radziecki buldożer na ropę. Widziałeś film i zapłaciłeś za to – twoja strata i wyjdź mi z tego miasta. Lepiej obejrzeć to w necie za darmo.</text:p>
      <text:p text:style-name="P1">Daję filmowi <text:s/>w skali szkolnej 3 z minusem. Ja i tak za dobry człowiek jestem… to mnie kiedyś zgubi, ja wam powiadam. Niebawem idę na kolejny komiksowy seans filmowy, mianowice Civil War. I mam nadzieję, że dzięki temu zmyję paskudny smak po Dawn of Justice. I nie martwicie się, reckę o CW też napiszę by was dalej katować moją pisaniną. Ech… jestem złym człowiekiem.</text:p>
      <text:p text:style-name="P1">Do zobaczenia, dzieciaczki.</text:p>
      <text:p text:style-name="P1"/>
      <text:p text:style-name="P1">Wasz gościnny redaktor – ARES PRIME</text:p>
      <text:p text:style-name="P1">FOTY</text:p>
      <text:p text:style-name="P1"><text:a xlink:type="simple" xlink:href="http://filmline.pl/zdjecie/batman-v-superman-swit-sprawiedliwosci-2016-808-9.jpg" text:style-name="Internet_20_link" text:visited-style-name="Visited_20_Internet_20_Link">http</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filmline</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pl</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zdjecie</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batman</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v</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superman</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swit</text:a><text:a xlink:type="simple" xlink:href="http://filmline.pl/zdjecie/batman-v-superman-swit-sprawiedliwosci-2016-808-9.jpg" text:style-name="Internet_20_link" text:visited-style-name="Visited_20_Internet_20_Link">-</text:a><text:a xlink:type="simple" xlink:href="http://filmline.pl/zdjecie/batman-v-superman-swit-sprawiedliwosci-2016-808-9.jpg" text:style-name="Internet_20_link" text:visited-style-name="Visited_20_Internet_20_Link">sprawiedliwosci</text:a><text:a xlink:type="simple" xlink:href="http://filmline.pl/zdjecie/batman-v-superman-swit-sprawiedliwosci-2016-808-9.jpg" text:style-name="Internet_20_link" text:visited-style-name="Visited_20_Internet_20_Link">-2016-808-9.</text:a><text:a xlink:type="simple" xlink:href="http://filmline.pl/zdjecie/batman-v-superman-swit-sprawiedliwosci-2016-808-9.jpg" text:style-name="Internet_20_link" text:visited-style-name="Visited_20_Internet_20_Link">jpg</text:a></text:p>
      <text:p text:style-name="P1"><text:a xlink:type="simple" xlink:href="http://www.fotkoblog.pl/media/foto/203157_batman-v-superman-swit-sprawiedliwosci-2016-dubbing-pl-pobierz-lektor-pl.jpg" text:style-name="Internet_20_link" text:visited-style-name="Visited_20_Internet_20_Link">http</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www</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fotkoblog</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pl</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media</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foto</text:a><text:a xlink:type="simple" xlink:href="http://www.fotkoblog.pl/media/foto/203157_batman-v-superman-swit-sprawiedliwosci-2016-dubbing-pl-pobierz-lektor-pl.jpg" text:style-name="Internet_20_link" text:visited-style-name="Visited_20_Internet_20_Link">/203157_</text:a><text:a xlink:type="simple" xlink:href="http://www.fotkoblog.pl/media/foto/203157_batman-v-superman-swit-sprawiedliwosci-2016-dubbing-pl-pobierz-lektor-pl.jpg" text:style-name="Internet_20_link" text:visited-style-name="Visited_20_Internet_20_Link">batman</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v</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superman</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swit</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sprawiedliwosci</text:a><text:a xlink:type="simple" xlink:href="http://www.fotkoblog.pl/media/foto/203157_batman-v-superman-swit-sprawiedliwosci-2016-dubbing-pl-pobierz-lektor-pl.jpg" text:style-name="Internet_20_link" text:visited-style-name="Visited_20_Internet_20_Link">-2016-</text:a><text:a xlink:type="simple" xlink:href="http://www.fotkoblog.pl/media/foto/203157_batman-v-superman-swit-sprawiedliwosci-2016-dubbing-pl-pobierz-lektor-pl.jpg" text:style-name="Internet_20_link" text:visited-style-name="Visited_20_Internet_20_Link">dubbing</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pl</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pobierz</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lektor</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pl</text:a><text:a xlink:type="simple" xlink:href="http://www.fotkoblog.pl/media/foto/203157_batman-v-superman-swit-sprawiedliwosci-2016-dubbing-pl-pobierz-lektor-pl.jpg" text:style-name="Internet_20_link" text:visited-style-name="Visited_20_Internet_20_Link">.</text:a><text:a xlink:type="simple" xlink:href="http://www.fotkoblog.pl/media/foto/203157_batman-v-superman-swit-sprawiedliwosci-2016-dubbing-pl-pobierz-lektor-pl.jpg" text:style-name="Internet_20_link" text:visited-style-name="Visited_20_Internet_20_Link">jpg</text:a></text:p>
      <text:p text:style-name="P1"/>
      <text:p text:style-name="P1"><text:a xlink:type="simple" xlink:href="http://moviesroom.pl/images/Legends/Batman/batman_-_wyróżniający.jpg" text:style-name="Internet_20_link" text:visited-style-name="Visited_20_Internet_20_Link">http</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moviesroom</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pl</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images</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Legends</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Batman</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batman</text:a><text:a xlink:type="simple" xlink:href="http://moviesroom.pl/images/Legends/Batman/batman_-_wyróżniający.jpg" text:style-name="Internet_20_link" text:visited-style-name="Visited_20_Internet_20_Link">_-_</text:a><text:a xlink:type="simple" xlink:href="http://moviesroom.pl/images/Legends/Batman/batman_-_wyróżniający.jpg" text:style-name="Internet_20_link" text:visited-style-name="Visited_20_Internet_20_Link">wyr</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C</text:a><text:a xlink:type="simple" xlink:href="http://moviesroom.pl/images/Legends/Batman/batman_-_wyróżniający.jpg" text:style-name="Internet_20_link" text:visited-style-name="Visited_20_Internet_20_Link">3%</text:a><text:a xlink:type="simple" xlink:href="http://moviesroom.pl/images/Legends/Batman/batman_-_wyróżniający.jpg" text:style-name="Internet_20_link" text:visited-style-name="Visited_20_Internet_20_Link">B</text:a><text:a xlink:type="simple" xlink:href="http://moviesroom.pl/images/Legends/Batman/batman_-_wyróżniający.jpg" text:style-name="Internet_20_link" text:visited-style-name="Visited_20_Internet_20_Link">3%</text:a><text:a xlink:type="simple" xlink:href="http://moviesroom.pl/images/Legends/Batman/batman_-_wyróżniający.jpg" text:style-name="Internet_20_link" text:visited-style-name="Visited_20_Internet_20_Link">C</text:a><text:a xlink:type="simple" xlink:href="http://moviesroom.pl/images/Legends/Batman/batman_-_wyróżniający.jpg" text:style-name="Internet_20_link" text:visited-style-name="Visited_20_Internet_20_Link">5%</text:a><text:a xlink:type="simple" xlink:href="http://moviesroom.pl/images/Legends/Batman/batman_-_wyróżniający.jpg" text:style-name="Internet_20_link" text:visited-style-name="Visited_20_Internet_20_Link">BCniaj</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C</text:a><text:a xlink:type="simple" xlink:href="http://moviesroom.pl/images/Legends/Batman/batman_-_wyróżniający.jpg" text:style-name="Internet_20_link" text:visited-style-name="Visited_20_Internet_20_Link">4%85</text:a><text:a xlink:type="simple" xlink:href="http://moviesroom.pl/images/Legends/Batman/batman_-_wyróżniający.jpg" text:style-name="Internet_20_link" text:visited-style-name="Visited_20_Internet_20_Link">cy</text:a><text:a xlink:type="simple" xlink:href="http://moviesroom.pl/images/Legends/Batman/batman_-_wyróżniający.jpg" text:style-name="Internet_20_link" text:visited-style-name="Visited_20_Internet_20_Link">.</text:a><text:a xlink:type="simple" xlink:href="http://moviesroom.pl/images/Legends/Batman/batman_-_wyróżniający.jpg" text:style-name="Internet_20_link" text:visited-style-name="Visited_20_Internet_20_Link">jpg</text:a></text:p>
      <text:p text:style-name="P1"><text:a xlink:type="simple" xlink:href="http://i.wp.pl/a/f/film/106/49/37/0443749.jpg" text:style-name="Internet_20_link" text:visited-style-name="Visited_20_Internet_20_Link">http</text:a><text:a xlink:type="simple" xlink:href="http://i.wp.pl/a/f/film/106/49/37/0443749.jpg" text:style-name="Internet_20_link" text:visited-style-name="Visited_20_Internet_20_Link">://</text:a><text:a xlink:type="simple" xlink:href="http://i.wp.pl/a/f/film/106/49/37/0443749.jpg" text:style-name="Internet_20_link" text:visited-style-name="Visited_20_Internet_20_Link">i</text:a><text:a xlink:type="simple" xlink:href="http://i.wp.pl/a/f/film/106/49/37/0443749.jpg" text:style-name="Internet_20_link" text:visited-style-name="Visited_20_Internet_20_Link">.</text:a><text:a xlink:type="simple" xlink:href="http://i.wp.pl/a/f/film/106/49/37/0443749.jpg" text:style-name="Internet_20_link" text:visited-style-name="Visited_20_Internet_20_Link">wp</text:a><text:a xlink:type="simple" xlink:href="http://i.wp.pl/a/f/film/106/49/37/0443749.jpg" text:style-name="Internet_20_link" text:visited-style-name="Visited_20_Internet_20_Link">.</text:a><text:a xlink:type="simple" xlink:href="http://i.wp.pl/a/f/film/106/49/37/0443749.jpg" text:style-name="Internet_20_link" text:visited-style-name="Visited_20_Internet_20_Link">pl</text:a><text:a xlink:type="simple" xlink:href="http://i.wp.pl/a/f/film/106/49/37/0443749.jpg" text:style-name="Internet_20_link" text:visited-style-name="Visited_20_Internet_20_Link">/</text:a><text:a xlink:type="simple" xlink:href="http://i.wp.pl/a/f/film/106/49/37/0443749.jpg" text:style-name="Internet_20_link" text:visited-style-name="Visited_20_Internet_20_Link">a</text:a><text:a xlink:type="simple" xlink:href="http://i.wp.pl/a/f/film/106/49/37/0443749.jpg" text:style-name="Internet_20_link" text:visited-style-name="Visited_20_Internet_20_Link">/</text:a><text:a xlink:type="simple" xlink:href="http://i.wp.pl/a/f/film/106/49/37/0443749.jpg" text:style-name="Internet_20_link" text:visited-style-name="Visited_20_Internet_20_Link">f</text:a><text:a xlink:type="simple" xlink:href="http://i.wp.pl/a/f/film/106/49/37/0443749.jpg" text:style-name="Internet_20_link" text:visited-style-name="Visited_20_Internet_20_Link">/</text:a><text:a xlink:type="simple" xlink:href="http://i.wp.pl/a/f/film/106/49/37/0443749.jpg" text:style-name="Internet_20_link" text:visited-style-name="Visited_20_Internet_20_Link">film</text:a><text:a xlink:type="simple" xlink:href="http://i.wp.pl/a/f/film/106/49/37/0443749.jpg" text:style-name="Internet_20_link" text:visited-style-name="Visited_20_Internet_20_Link">/106/49/37/0443749.</text:a><text:a xlink:type="simple" xlink:href="http://i.wp.pl/a/f/film/106/49/37/0443749.jpg" text:style-name="Internet_20_link" text:visited-style-name="Visited_20_Internet_20_Link">jpg</text:a></text:p>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4T22:22:35.398000000</dc:date>
    <meta:editing-duration>P1DT3H16M2S</meta:editing-duration>
    <meta:document-statistic meta:table-count="0" meta:image-count="0" meta:object-count="0" meta:page-count="3" meta:paragraph-count="16" meta:word-count="978" meta:character-count="6534" meta:non-whitespace-character-count="5553"/>
  </office:meta>
</office:document-meta>
</file>